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officeooo:rsid="001db35a" officeooo:paragraph-rsid="001db35a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officeooo:rsid="001f8a2b" officeooo:paragraph-rsid="001f8a2b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officeooo:rsid="001fa3ab" officeooo:paragraph-rsid="001fa3ab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officeooo:rsid="001fa3ab" officeooo:paragraph-rsid="001fa3ab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officeooo:rsid="000e2202" officeooo:paragraph-rsid="000e2202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text-underline-style="none" officeooo:rsid="0022420e" officeooo:paragraph-rsid="0022420e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text-underline-style="none" officeooo:rsid="0023e1a7" officeooo:paragraph-rsid="0023e1a7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text-underline-style="none" officeooo:rsid="0027a711" officeooo:paragraph-rsid="0027a711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2a338e" officeooo:paragraph-rsid="002a338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2b26ba" officeooo:paragraph-rsid="002b26ba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2dcc42" officeooo:paragraph-rsid="002dcc4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301e8c" officeooo:paragraph-rsid="00301e8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308c2c" officeooo:paragraph-rsid="00308c2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332601" officeooo:paragraph-rsid="0033260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36f729" officeooo:paragraph-rsid="0036f72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3a6f80" officeooo:paragraph-rsid="003a6f8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officeooo:rsid="00332601" officeooo:paragraph-rsid="00332601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officeooo:rsid="0035ab6c" officeooo:paragraph-rsid="0035ab6c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officeooo:rsid="0038bc95" officeooo:paragraph-rsid="0038bc95"/>
    </style:style>
    <style:style style:name="P47" style:family="paragraph" style:parent-style-name="Standard">
      <style:paragraph-properties fo:text-align="justify" style:justify-single-word="false"/>
      <style:text-properties officeooo:paragraph-rsid="00308c2c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officeooo:rsid="003101e1" officeooo:paragraph-rsid="003101e1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3b15b1" officeooo:paragraph-rsid="003b15b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text-underline-style="none" fo:font-weight="normal" officeooo:rsid="003d2378" officeooo:paragraph-rsid="003d237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  <style:style style:name="T4" style:family="text">
      <style:text-properties officeooo:rsid="002b4bc2"/>
    </style:style>
    <style:style style:name="T5" style:family="text">
      <style:text-properties officeooo:rsid="00301e8c"/>
    </style:style>
    <style:style style:name="T6" style:family="text">
      <style:text-properties fo:color="#800080" loext:opacity="100%"/>
    </style:style>
    <style:style style:name="T7" style:family="text">
      <style:text-properties fo:color="#c0c0c0" loext:opacity="100%"/>
    </style:style>
    <style:style style:name="T8" style:family="text">
      <style:text-properties fo:color="#800000" loext:opacity="100%"/>
    </style:style>
    <style:style style:name="T9" style:family="text">
      <style:text-properties fo:font-style="italic"/>
    </style:style>
    <style:style style:name="T10" style:family="text">
      <style:text-properties fo:color="#0055af" loext:opacity="100%" fo:font-style="italic"/>
    </style:style>
    <style:style style:name="T11" style:family="text">
      <style:text-properties fo:color="#008000" loext:opacity="100%"/>
    </style:style>
    <style:style style:name="T12" style:family="text">
      <style:text-properties fo:color="#808000" loext:opacity="100%"/>
    </style:style>
    <style:style style:name="T13" style:family="text">
      <style:text-properties fo:color="#2985c7" loext:opacity="100%" fo:font-style="italic"/>
    </style:style>
    <style:style style:name="T14" style:family="text">
      <style:text-properties officeooo:rsid="00325fe9"/>
    </style:style>
    <style:style style:name="T15" style:family="text">
      <style:text-properties officeooo:rsid="003437e8"/>
    </style:style>
    <style:style style:name="T16" style:family="text">
      <style:text-properties officeooo:rsid="0035a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8">Finalisation diagramme de séquence «Réaliser une ronde»</text:p>
      <text:p text:style-name="P29">Diagramme d’état sur le déroulement de la ronde</text:p>
      <text:p text:style-name="P29"/>
      <text:p text:style-name="P20">Mardi 09 février :</text:p>
      <text:p text:style-name="P33">Mise à jour du diagramme de Gantt commun</text:p>
      <text:p text:style-name="P34">Recherches qml et C++</text:p>
      <text:p text:style-name="P34"/>
      <text:p text:style-name="P21">Mercredi 10 février :</text:p>
      <text:p text:style-name="P35">Finalisation du dossier</text:p>
      <text:p text:style-name="P35"/>
      <text:p text:style-name="P22">Vendredi 12 février :</text:p>
      <text:p text:style-name="P36">Finalisation du dossier partie analyse</text:p>
      <text:p text:style-name="P37">Test IHM (Scroll, <text:span text:style-name="T4">Swipe, Stack, Empty</text:span>) <text:span text:style-name="T4">⇒ choix application Empty</text:span></text:p>
      <text:p text:style-name="P37"/>
      <text:p text:style-name="P23">Lundi 15 février :</text:p>
      <text:p text:style-name="P38">Réalisation <text:span text:style-name="T5">test </text:span>IHM et interaction entre C++ et QML</text:p>
      <text:p text:style-name="P38"/>
      <text:p text:style-name="P24">Mercredi 17 février :</text:p>
      <text:p text:style-name="P39">Réalisation test IHM (changer la couleur du pointeau sur appuie du bouton «Anomalie»)</text:p>
      <text:p text:style-name="P40">Incrémenter liste pointeaux :</text:p>
      <text:p text:style-name="P47"><text:span text:style-name="T6">Button</text:span><text:span text:style-name="T7"> </text:span>{</text:p>
      <text:p text:style-name="P49"><text:span text:style-name="T7"><text:s text:c="8"/></text:span><text:span text:style-name="T8">id</text:span>:<text:span text:style-name="T7"> </text:span><text:span text:style-name="T9">buttonAnomalie</text:span></text:p>
      <text:p text:style-name="P49"><text:span text:style-name="T7"><text:s text:c="8"/></text:span><text:span text:style-name="T8">x</text:span>:<text:span text:style-name="T7"> </text:span>215</text:p>
      <text:p text:style-name="P49"><text:span text:style-name="T7"><text:s text:c="8"/></text:span><text:span text:style-name="T8">y</text:span>:<text:span text:style-name="T7"> </text:span>126</text:p>
      <text:p text:style-name="P49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49"><text:soft-page-break/><text:span text:style-name="T7"><text:s text:c="8"/></text:span><text:span text:style-name="T8">onClicked</text:span>:<text:span text:style-name="T7"> </text:span><text:span text:style-name="T9">listePointeaux</text:span>.incrementCurrentIndex()</text:p>
      <text:p text:style-name="P49"><text:span text:style-name="T7"><text:s text:c="4"/></text:span>}</text:p>
      <text:p text:style-name="P50">Changer la couleur du pointeau courant en rouge :</text:p>
      <text:p text:style-name="P50"><text:span text:style-name="T6">Button</text:span><text:span text:style-name="T7"> </text:span>{</text:p>
      <text:p text:style-name="P49"><text:span text:style-name="T7"><text:s text:c="8"/></text:span><text:span text:style-name="T8">id</text:span>:<text:span text:style-name="T7"> </text:span><text:span text:style-name="T9">buttonAnomalie</text:span></text:p>
      <text:p text:style-name="P49"><text:span text:style-name="T7"><text:s text:c="8"/></text:span><text:span text:style-name="T8">x</text:span>:<text:span text:style-name="T7"> </text:span>215</text:p>
      <text:p text:style-name="P49"><text:span text:style-name="T7"><text:s text:c="8"/></text:span><text:span text:style-name="T8">y</text:span>:<text:span text:style-name="T7"> </text:span>126</text:p>
      <text:p text:style-name="P49"><text:span text:style-name="T7"><text:s text:c="8"/></text:span><text:span text:style-name="T8">text</text:span>:<text:span text:style-name="T7"> </text:span><text:span text:style-name="T10">qsTr</text:span>(<text:span text:style-name="T11">"Anomalie"</text:span>)</text:p>
      <text:p text:style-name="P49"><text:span text:style-name="T7"><text:s text:c="8"/></text:span><text:span text:style-name="T8">onClicked</text:span>:<text:span text:style-name="T7"> </text:span>{</text:p>
      <text:p text:style-name="P49"><text:span text:style-name="T7"><text:s text:c="12"/></text:span><text:span text:style-name="T12">var</text:span><text:span text:style-name="T7"> 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9"><text:span text:style-name="T7"><text:s text:c="12"/></text:span><text:span text:style-name="T13">item</text:span>.etat<text:span text:style-name="T7"> </text:span>=<text:span text:style-name="T7"> </text:span><text:span text:style-name="T10">Qt</text:span>.rgba(255,<text:span text:style-name="T7"> </text:span>0,<text:span text:style-name="T7"> </text:span>0);</text:p>
      <text:p text:style-name="P49"><text:span text:style-name="T7"><text:s text:c="8"/></text:span>}</text:p>
      <text:p text:style-name="P49"><text:span text:style-name="T7"><text:s text:c="4"/></text:span>}</text:p>
      <text:p text:style-name="P50">Changer la couleur de l’état quand le pointeau est scanné :</text:p>
      <text:p text:style-name="P50"><text:span text:style-name="T6">Button</text:span><text:span text:style-name="T7"> </text:span>{</text:p>
      <text:p text:style-name="P49"><text:span text:style-name="T7"><text:s text:c="8"/></text:span><text:span text:style-name="T8">id</text:span>:<text:span text:style-name="T7"> </text:span><text:span text:style-name="T9">buttonScanner</text:span></text:p>
      <text:p text:style-name="P49"><text:span text:style-name="T7"><text:s text:c="8"/></text:span><text:span text:style-name="T8">x</text:span>:<text:span text:style-name="T7"> </text:span>350</text:p>
      <text:p text:style-name="P49"><text:span text:style-name="T7"><text:s text:c="8"/></text:span><text:span text:style-name="T8">y</text:span>:<text:span text:style-name="T7"> </text:span>126</text:p>
      <text:p text:style-name="P49"><text:span text:style-name="T7"><text:s text:c="8"/></text:span><text:span text:style-name="T8">text</text:span>:<text:span text:style-name="T7"> </text:span><text:span text:style-name="T10">qsTr</text:span>(<text:span text:style-name="T11">"Pointeau</text:span><text:span text:style-name="T7"> </text:span><text:span text:style-name="T11">scanné"</text:span>)</text:p>
      <text:p text:style-name="P49"><text:span text:style-name="T7"><text:s text:c="8"/></text:span><text:span text:style-name="T8">onClicked</text:span>:<text:span text:style-name="T7"> </text:span>{</text:p>
      <text:p text:style-name="P49"><text:span text:style-name="T7"><text:s text:c="12"/></text:span><text:span text:style-name="T11">//récupérer</text:span><text:span text:style-name="T7"> </text:span><text:span text:style-name="T11">l'index</text:span><text:span text:style-name="T7"> </text:span><text:span text:style-name="T11">courrant</text:span><text:span text:style-name="T7"> </text:span><text:span text:style-name="T11">de</text:span><text:span text:style-name="T7"> </text:span><text:span text:style-name="T11">l'item</text:span></text:p>
      <text:p text:style-name="P49"><text:span text:style-name="T7"><text:s text:c="12"/></text:span><text:span text:style-name="T12">var</text:span><text:span text:style-name="T7"> 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9"><text:span text:style-name="T7"><text:s text:c="12"/></text:span><text:span text:style-name="T11">//si</text:span><text:span text:style-name="T7"> </text:span><text:span text:style-name="T11">la</text:span><text:span text:style-name="T7"> </text:span><text:span text:style-name="T11">couleur</text:span><text:span text:style-name="T7"> </text:span><text:span text:style-name="T11">est</text:span><text:span text:style-name="T7"> </text:span><text:span text:style-name="T11">bleu</text:span></text:p>
      <text:p text:style-name="P49"><text:span text:style-name="T7"><text:s text:c="12"/></text:span><text:span text:style-name="T12">if</text:span>(<text:span text:style-name="T13">item</text:span>.etat<text:span text:style-name="T7"> </text:span>===<text:span text:style-name="T7"> </text:span><text:span text:style-name="T11">"#0000FF"</text:span>){</text:p>
      <text:p text:style-name="P49"><text:span text:style-name="T7"><text:s text:c="16"/></text:span><text:span text:style-name="T11">//il</text:span><text:span text:style-name="T7"> </text:span><text:span text:style-name="T11">met</text:span><text:span text:style-name="T7"> </text:span><text:span text:style-name="T11">en</text:span><text:span text:style-name="T7"> </text:span><text:span text:style-name="T11">vert</text:span></text:p>
      <text:p text:style-name="P49"><text:span text:style-name="T7"><text:s text:c="14"/></text:span><text:span text:style-name="T13">item</text:span>.etat<text:span text:style-name="T7"> </text:span>=<text:span text:style-name="T7"> </text:span><text:span text:style-name="T11">"#00FF00"</text:span>;</text:p>
      <text:p text:style-name="P49"><text:span text:style-name="T7"><text:s text:c="12"/></text:span>}</text:p>
      <text:p text:style-name="P49"><text:span text:style-name="T7"><text:s text:c="12"/></text:span><text:span text:style-name="T11">//il</text:span><text:span text:style-name="T7"> </text:span><text:span text:style-name="T11">incrémente</text:span><text:span text:style-name="T7"> </text:span><text:span text:style-name="T11">l'index</text:span><text:span text:style-name="T7"> </text:span><text:span text:style-name="T11">courant</text:span></text:p>
      <text:p text:style-name="P49"><text:span text:style-name="T7"><text:s text:c="12"/></text:span><text:span text:style-name="T9">listePointeaux</text:span>.incrementCurrentIndex();</text:p>
      <text:p text:style-name="P49"><text:span text:style-name="T7"><text:s text:c="12"/></text:span><text:span text:style-name="T11">//il</text:span><text:span text:style-name="T7"> </text:span><text:span text:style-name="T11">récupère</text:span><text:span text:style-name="T7"> </text:span><text:span text:style-name="T11">l'index</text:span><text:span text:style-name="T7"> </text:span><text:span text:style-name="T11">courrant</text:span></text:p>
      <text:p text:style-name="P49"><text:span text:style-name="T7"><text:s text:c="12"/></text:span><text:span text:style-name="T13">item</text:span><text:span text:style-name="T7"> </text:span>=<text:span text:style-name="T7"> </text:span><text:span text:style-name="T9">listePointeaux</text:span>.itemAtIndex(<text:span text:style-name="T9">listePointeaux</text:span>.currentIndex);</text:p>
      <text:p text:style-name="P49"><text:span text:style-name="T7"><text:s text:c="12"/></text:span><text:span text:style-name="T11">//l'état</text:span><text:span text:style-name="T7"> </text:span><text:span text:style-name="T11">du</text:span><text:span text:style-name="T7"> </text:span><text:span text:style-name="T11">pointeau</text:span><text:span text:style-name="T7"> </text:span><text:span text:style-name="T11">courrant</text:span><text:span text:style-name="T7"> </text:span><text:span text:style-name="T11">devient</text:span><text:span text:style-name="T7"> </text:span><text:span text:style-name="T11">bleu</text:span></text:p>
      <text:p text:style-name="P48"><text:span text:style-name="T7"><text:s text:c="12"/></text:span><text:span text:style-name="T13">item</text:span>.etat<text:span text:style-name="T7"> </text:span>=<text:span text:style-name="T7"> </text:span><text:span text:style-name="T11">"#0000FF"</text:span>;</text:p>
      <text:p text:style-name="P49"><text:span text:style-name="T7"><text:s text:c="8"/></text:span>}</text:p>
      <text:p text:style-name="P49"><text:span text:style-name="T7"><text:s text:c="4"/></text:span>}</text:p>
      <text:p text:style-name="P50">Après plusieurs test avec <text:span text:style-name="T14">la fonction «Qt.rgba(0, 0, 255)», on a remarqué que ce n’était pas la fonction la plus approprier pour mon utilisation. Il faut donc utiliser les couleurs en hexadécimale pour pouvoir faire une condition «if». </text:span></text:p>
      <text:p text:style-name="P40"/>
      <text:p text:style-name="P25">Jeudi 18 février :</text:p>
      <text:p text:style-name="P41">Test IHM et réalisation de l’IHM non fonctionnelle</text:p>
      <text:p text:style-name="P41">Début diagramme de classe</text:p>
      <text:p text:style-name="P41"/>
      <text:p text:style-name="P26">Vendredi 19 février :</text:p>
      <text:p text:style-name="P42">Recherches utilisation caméra téléphone</text:p>
      <text:p text:style-name="P43">Recherches horodatage QML et C++</text:p>
      <text:p text:style-name="P43">Création BDD WorkBench et requêtes SQL</text:p>
      <text:p text:style-name="P43"/>
      <text:p text:style-name="P27">Lundi 22 février :</text:p>
      <text:p text:style-name="P51">Installation DB Browser et Workbench</text:p>
      <text:p text:style-name="P51"/>
      <text:p text:style-name="P53">Jeudi 4 mars :</text:p>
      <text:p text:style-name="P52">BDD rondier et station d’accueil</text:p>
      <text:p text:style-name="P41"/>
      <text:p text:style-name="P32"><text:tab/><text:span text:style-name="T2">A faire :</text:span></text:p>
      <text:p text:style-name="P31">Chercher comment avoir accès à la BDD sqlite <text:span text:style-name="T3">en C++ et faire la liaison avec QML (</text:span><text:a xlink:type="simple" xlink:href="https://doc.qt.io/qt-5/qtqml-cppintegration-topic.html" text:style-name="Internet_20_link" text:visited-style-name="Visited_20_Internet_20_Link"><text:span text:style-name="T3">https://doc.qt.io/qt-5/qtqml-cppintegration-topic.html</text:span></text:a><text:span text:style-name="T3">)</text:span></text:p>
      <text:p text:style-name="P44"><text:soft-page-break/>Finir recherches IHM <text:span text:style-name="T15">(arranger comme il faut chaque composants)</text:span></text:p>
      <text:p text:style-name="P44">Chercher comment utiliser la caméra du téléphone <text:span text:style-name="T16">(</text:span><text:a xlink:type="simple" xlink:href="https://doc.qt.io/qt-5/qml-qtmultimedia-camera.html" text:style-name="Internet_20_link" text:visited-style-name="Visited_20_Internet_20_Link"><text:span text:style-name="T16">https://doc.qt.io/qt-5/qml-qtmultimedia-camera.html</text:span></text:a><text:span text:style-name="T16">)</text:span></text:p>
      <text:p text:style-name="P44">Chercher comment récupérer l’heure du téléphone</text:p>
      <text:p text:style-name="P45">Chercher comment faire les boites de dialogues (<text:a xlink:type="simple" xlink:href="https://doc.qt.io/qt-5/qml-qtquick-dialogs-messagedialog.html" text:style-name="Internet_20_link" text:visited-style-name="Visited_20_Internet_20_Link">https://doc.qt.io/qt-5/qml-qtquick-dialogs-messagedialog.html</text:a>)</text:p>
      <text:p text:style-name="P46">Ajouter les classes importées en QML dans le diagramme de classe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11:08:35.164122528</meta:creation-date>
    <dc:date>2021-03-04T14:37:08.487000000</dc:date>
    <meta:editing-duration>PT18H45M48S</meta:editing-duration>
    <meta:editing-cycles>36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96" meta:word-count="464" meta:character-count="3569" meta:non-whitespace-character-count="2865"/>
  </office:meta>
</office:document-meta>
</file>